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4.45pt"/>
    </style:style>
    <style:style style:name="co2" style:family="table-column">
      <style:table-column-properties fo:break-before="auto" style:column-width="107.21pt"/>
    </style:style>
    <style:style style:name="co3" style:family="table-column">
      <style:table-column-properties fo:break-before="auto" style:column-width="22.99pt"/>
    </style:style>
    <style:style style:name="co4" style:family="table-column">
      <style:table-column-properties fo:break-before="auto" style:column-width="21.46pt"/>
    </style:style>
    <style:style style:name="co5" style:family="table-column">
      <style:table-column-properties fo:break-before="auto" style:column-width="394.44pt"/>
    </style:style>
    <style:style style:name="co6" style:family="table-column">
      <style:table-column-properties fo:break-before="auto" style:column-width="289.64pt"/>
    </style:style>
    <style:style style:name="co7" style:family="table-column">
      <style:table-column-properties fo:break-before="auto" style:column-width="23.84pt"/>
    </style:style>
    <style:style style:name="co8" style:family="table-column">
      <style:table-column-properties fo:break-before="auto" style:column-width="211.1pt"/>
    </style:style>
    <style:style style:name="co9" style:family="table-column">
      <style:table-column-properties fo:break-before="auto" style:column-width="40.51pt"/>
    </style:style>
    <style:style style:name="co10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f7981d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0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tudent</text:p>
          </table:table-cell>
          <table:covered-table-cell table:style-name="ce4"/>
          <table:table-cell table:style-name="ce1" office:value-type="string" calcext:value-type="string">
            <text:p>gr</text:p>
          </table:table-cell>
          <table:table-cell table:style-name="ce1" office:value-type="string" calcext:value-type="string" table:number-columns-spanned="6" table:number-rows-spanned="1">
            <text:p>prvi</text:p>
          </table:table-cell>
          <table:covered-table-cell table:number-columns-repeated="5" table:style-name="ce4"/>
          <table:table-cell table:style-name="ce1" office:value-type="string" calcext:value-type="string">
            <text:p>komentari</text:p>
          </table:table-cell>
          <table:table-cell table:style-name="ce1" office:value-type="string" calcext:value-type="string" table:number-columns-spanned="3" table:number-rows-spanned="1">
            <text:p>drugi</text:p>
          </table:table-cell>
          <table:covered-table-cell table:number-columns-repeated="2" table:style-name="ce4"/>
          <table:table-cell table:style-name="ce1" office:value-type="string" calcext:value-type="string">
            <text:p>komentari</text:p>
          </table:table-cell>
          <table:table-cell table:style-name="ce1" office:value-type="string" calcext:value-type="string" table:number-columns-spanned="5" table:number-rows-spanned="1">
            <text:p>treci</text:p>
          </table:table-cell>
          <table:covered-table-cell table:number-columns-repeated="4" table:style-name="ce4"/>
          <table:table-cell table:style-name="ce1" office:value-type="string" calcext:value-type="string">
            <text:p>komentari</text:p>
          </table:table-cell>
          <table:table-cell table:style-name="ce6" office:value-type="string" calcext:value-type="string">
            <text:p>total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291/15</text:p>
          </table:table-cell>
          <table:table-cell table:style-name="ce2" office:value-type="string" calcext:value-type="string">
            <text:p>Nikola Mand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su uhvaceni razliciti tipovi exceptiona</text:p>
            <text:p>- nema provere za mesece da li su od 1 do 12</text:p>
            <text:p>- bafer je fiksne duzine i nema garancije da ce datum stati u njega</text:p>
            <text:p>- na Windowsu je newline \r\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ema sinhronizacije niti</text:p>
            <text:p>- indeksi linija nisu validn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putanja do fajla je uvek apsolutna</text:p>
          </table:table-cell>
          <table:table-cell table:style-name="ce7" table:formula="of:=SUM([.C2:.I2]) + SUM([.K2:.M2]) + SUM([.O2:.S2])" office:value-type="float" office:value="17.5" calcext:value-type="float">
            <text:p>17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77/15</text:p>
          </table:table-cell>
          <table:table-cell table:style-name="ce2" office:value-type="string" calcext:value-type="string">
            <text:p>Tijana Nikcevic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streamovi nisu baferisani</text:p>
            <text:p>- na Windowsu je newline \r\n</text:p>
            <text:p>- prelepa provera za datum :D</text:p>
            <text:p>- zasto bitovski logicki operatori za boolean, ne znam da li ima neke razlike (ocd)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cp FileTreeWalker sa vezbi, logika nije ista u ovom slucaju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3:.I3]) + SUM([.K3:.M3]) + SUM([.O3:.S3])" office:value-type="float" office:value="16.5" calcext:value-type="float">
            <text:p>16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500/17</text:p>
          </table:table-cell>
          <table:table-cell table:style-name="ce2" office:value-type="string" calcext:value-type="string">
            <text:p>Boris Karano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je napravljena klasa koja odradjuje thread logiku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4:.I4]) + SUM([.K4:.M4]) + SUM([.O4:.S4])" office:value-type="float" office:value="25" calcext:value-type="float">
            <text:p>2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82/17</text:p>
          </table:table-cell>
          <table:table-cell table:style-name="ce2" office:value-type="string" calcext:value-type="string">
            <text:p>Marija Filipo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5:.I5]) + SUM([.K5:.M5]) + SUM([.O5:.S5])" office:value-type="float" office:value="22" calcext:value-type="float">
            <text:p>22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316/15</text:p>
          </table:table-cell>
          <table:table-cell table:style-name="ce2" office:value-type="string" calcext:value-type="string">
            <text:p>Nenad Ajvaz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6:.I6]) + SUM([.K6:.M6]) + SUM([.O6:.S6])" office:value-type="float" office:value="30" calcext:value-type="float">
            <text:p>3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98/15</text:p>
          </table:table-cell>
          <table:table-cell table:style-name="ce2" office:value-type="string" calcext:value-type="string">
            <text:p>Filip Jovano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threadovi pokrenuti sa run() umesto sa start()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7:.I7]) + SUM([.K7:.M7]) + SUM([.O7:.S7])" office:value-type="float" office:value="29" calcext:value-type="float">
            <text:p>29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15/16</text:p>
          </table:table-cell>
          <table:table-cell table:style-name="ce2" office:value-type="string" calcext:value-type="string">
            <text:p>Lazar Bojan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8:.I8]) + SUM([.K8:.M8]) + SUM([.O8:.S8])" office:value-type="float" office:value="30" calcext:value-type="float">
            <text:p>3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35/16</text:p>
          </table:table-cell>
          <table:table-cell table:style-name="ce2" office:value-type="string" calcext:value-type="string">
            <text:p>Jovana Pejkic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uslovi za dane/mesece/godine nisu uradjen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9:.I9]) + SUM([.K9:.M9]) + SUM([.O9:.S9])" office:value-type="float" office:value="18" calcext:value-type="float">
            <text:p>18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14/13</text:p>
          </table:table-cell>
          <table:table-cell table:style-name="ce2" office:value-type="string" calcext:value-type="string">
            <text:p>Dusica Krst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out moze da ostane otvoren, bilo bi lepo da je bilo u finally bloku</text:p>
            <text:p>- ok ovo je mozda glupost (ocd) ali IOException kad se uhvati ne mora da </text:p>
            <text:p>znaci da nije uspelo pravljenje out fajla - generalno npr i write() moze da</text:p>
            <text:p>baci IOEx tako da nije samo to ali np :) nije skinuto nista za to, ipak je samo poruk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samo zasto sleep() u run() ?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- nije napravljen URL rucno</text:p>
          </table:table-cell>
          <table:table-cell table:style-name="ce7" table:formula="of:=SUM([.C10:.I10]) + SUM([.K10:.M10]) + SUM([.O10:.S10])" office:value-type="float" office:value="21.5" calcext:value-type="float">
            <text:p>21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3" office:value-type="date" office:date-value="2018-03-15" calcext:value-type="date">
            <text:p>3/15</text:p>
          </table:table-cell>
          <table:table-cell table:style-name="ce2" office:value-type="string" calcext:value-type="string">
            <text:p>Jovana Nikolic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format ne treba da ima &lt; i &gt; :D ocd n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nije napravljen URL rucno</text:p>
            <text:p>- c moze da sadrzi sftp a da nije deo protokola</text:p>
            <text:p>npr http://blasftpbla.com :D</text:p>
          </table:table-cell>
          <table:table-cell table:style-name="ce7" table:formula="of:=SUM([.C11:.I11]) + SUM([.K11:.M11]) + SUM([.O11:.S11])" office:value-type="float" office:value="28" calcext:value-type="float">
            <text:p>28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3" office:value-type="date" office:date-value="2018-08-15" calcext:value-type="date">
            <text:p>8/15</text:p>
          </table:table-cell>
          <table:table-cell table:style-name="ce2" office:value-type="string" calcext:value-type="string">
            <text:p>Katarina Rudina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i in i out mogu da ostanu otvoreni, bilo bi lepo da su u finally bloku zatvoreni</text:p>
            <text:p>- iako mi se svidjaju error poruke, bilo bi lepo da su na stderr (ocd), nije skinuto of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- (char)sc.nextByte() nece uvek ucitati validni char, moglo je npr</text:p>
            <text:p>sc.next().charAt(0) :D</text:p>
            <text:p>- Runnable nije implementira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ovaj nacin pravljenja URL sa file protokolom</text:p>
            <text:p>radi samo za relativne putanje</text:p>
          </table:table-cell>
          <table:table-cell table:style-name="ce7" table:formula="of:=SUM([.C12:.I12]) + SUM([.K12:.M12]) + SUM([.O12:.S12])" office:value-type="float" office:value="17" calcext:value-type="float">
            <text:p>17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8/15</text:p>
          </table:table-cell>
          <table:table-cell table:style-name="ce2" office:value-type="string" calcext:value-type="string">
            <text:p>Milan Ilic</text:p>
          </table:table-cell>
          <table:table-cell table:style-name="ce2" office:value-type="string" calcext:value-type="string">
            <text:p>B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na Windowsu je newline \r\n</text:p>
            <text:p>- sta ako linija ne stane u buffer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table:formula="of:=SUM([.C13:.I13]) + SUM([.K13:.M13]) + SUM([.O13:.S13])" office:value-type="float" office:value="27.5" calcext:value-type="float">
            <text:p>27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21/15</text:p>
          </table:table-cell>
          <table:table-cell table:style-name="ce2" office:value-type="string" calcext:value-type="string">
            <text:p>Jelena Mrdak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sleep() much?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substring() much?</text:p>
          </table:table-cell>
          <table:table-cell table:style-name="ce7" table:formula="of:=SUM([.C14:.I14]) + SUM([.K14:.M14]) + SUM([.O14:.S14])" office:value-type="float" office:value="26" calcext:value-type="float">
            <text:p>26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29/15</text:p>
          </table:table-cell>
          <table:table-cell table:style-name="ce2" office:value-type="string" calcext:value-type="string">
            <text:p>Luka Glavonjic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nisu pokriveni izuzeci</text:p>
            <text:p>- opseg brojeva u datumu nije proveren</text:p>
            <text:p>- in i out mogu da ostanu otvoren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zakljucavanje nije validno, lista nije sinhronizovana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15:.I15]) + SUM([.K15:.M15]) + SUM([.O15:.S15])" office:value-type="float" office:value="25" calcext:value-type="float">
            <text:p>2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35/15</text:p>
          </table:table-cell>
          <table:table-cell table:style-name="ce2" office:value-type="string" calcext:value-type="string">
            <text:p>Nikola Nikol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ti po indeksima pristupaju, ideja je bila da se koristi sync</text:p>
            <text:p>- svaka nit ima kopiju cele liste putanja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16:.I16]) + SUM([.K16:.M16]) + SUM([.O16:.S16])" office:value-type="float" office:value="18" calcext:value-type="float">
            <text:p>18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38/15</text:p>
          </table:table-cell>
          <table:table-cell table:style-name="ce2" office:value-type="string" calcext:value-type="string">
            <text:p>Dijana Zulfikar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7" table:formula="of:=SUM([.C17:.I17]) + SUM([.K17:.M17]) + SUM([.O17:.S17])" office:value-type="float" office:value="30" calcext:value-type="float">
            <text:p>3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1/15</text:p>
          </table:table-cell>
          <table:table-cell table:style-name="ce2" office:value-type="string" calcext:value-type="string">
            <text:p>Branko Djako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18:.I18]) + SUM([.K18:.M18]) + SUM([.O18:.S18])" office:value-type="float" office:value="30" calcext:value-type="float">
            <text:p>3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3/15</text:p>
          </table:table-cell>
          <table:table-cell table:style-name="ce2" office:value-type="string" calcext:value-type="string">
            <text:p>Marko Veljko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- try with resources poziva close() svakako</text:p>
            <text:p>- out moze ostati otvore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fali ID niiti u ispisu</text:p>
            <text:p>- zasto ne take() umesto poll() ?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19:.I19]) + SUM([.K19:.M19]) + SUM([.O19:.S19])" office:value-type="float" office:value="27.5" calcext:value-type="float">
            <text:p>27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8/15</text:p>
          </table:table-cell>
          <table:table-cell table:style-name="ce2" office:value-type="string" calcext:value-type="string">
            <text:p>Marko Serbic</text:p>
          </table:table-cell>
          <table:table-cell table:style-name="ce2" office:value-type="string" calcext:value-type="string">
            <text:p>B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po ovoj logici email moze da bude ___@___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hardkodirana ulazna putanja</text:p>
            <text:p>- format nije u potpunosti ispostovan</text:p>
          </table:table-cell>
          <table:table-cell table:style-name="ce7" table:formula="of:=SUM([.C20:.I20]) + SUM([.K20:.M20]) + SUM([.O20:.S20])" office:value-type="float" office:value="12" calcext:value-type="float">
            <text:p>12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54/15</text:p>
          </table:table-cell>
          <table:table-cell table:style-name="ce2" office:value-type="string" calcext:value-type="string">
            <text:p>Djordje Dimo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int readed = 0; <text:s/>:D read se kaz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nije formiran URL sa file protokolom</text:p>
            <text:p>- path nije uvek ispravan</text:p>
            <text:p>- nisu zatvoreni resursi</text:p>
          </table:table-cell>
          <table:table-cell table:style-name="ce7" table:formula="of:=SUM([.C21:.I21]) + SUM([.K21:.M21]) + SUM([.O21:.S21])" office:value-type="float" office:value="27" calcext:value-type="float">
            <text:p>27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56/15</text:p>
          </table:table-cell>
          <table:table-cell table:style-name="ce2" office:value-type="string" calcext:value-type="string">
            <text:p>Ivana Jordanov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sta ako nema 9 karaktera u inputu?</text:p>
            <text:p>- newline je \r\n ;)</text:p>
            <text:p>- fali kompletna provera datum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bolje je bilo okruziti needle sa \\b umesto sa razmacima jer </text:p>
            <text:p>ovako " {needle} " nece uhvatiti needle ako je na kraju linije ;)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nije apsolutna putanja uzeta u obzir</text:p>
            <text:p>- moze pom da sadrzi http a da nije protokol, </text:p>
            <text:p>npr ftp://testmyhttp.com</text:p>
            <text:p>- uzimala si http i https umesto ftp i sftp ali </text:p>
            <text:p>ako znas jedno znas i drugo tako da np</text:p>
          </table:table-cell>
          <table:table-cell table:style-name="ce7" table:formula="of:=SUM([.C22:.I22]) + SUM([.K22:.M22]) + SUM([.O22:.S22])" office:value-type="float" office:value="26" calcext:value-type="float">
            <text:p>26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65/15</text:p>
          </table:table-cell>
          <table:table-cell table:style-name="ce2" office:value-type="string" calcext:value-type="string">
            <text:p>Denis Alic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I too count from 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23:.I23]) + SUM([.K23:.M23]) + SUM([.O23:.S23])" office:value-type="float" office:value="30" calcext:value-type="float">
            <text:p>3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70/15</text:p>
          </table:table-cell>
          <table:table-cell table:style-name="ce2" office:value-type="string" calcext:value-type="string">
            <text:p>Mladen Dobrasino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nije uvek validno file://</text:p>
          </table:table-cell>
          <table:table-cell table:style-name="ce7" table:formula="of:=SUM([.C24:.I24]) + SUM([.K24:.M24]) + SUM([.O24:.S24])" office:value-type="float" office:value="23" calcext:value-type="float">
            <text:p>23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83/15</text:p>
          </table:table-cell>
          <table:table-cell table:style-name="ce2" office:value-type="string" calcext:value-type="string">
            <text:p>Aleksandra Jovic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mogu i in in out da ostanu otvoreni ako se desi excep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hardkodiran ulaz</text:p>
            <text:p>- moze da sadrzi sftp a da nije deo protokola</text:p>
            <text:p>npr http://blasftpbla.com :D</text:p>
            <text:p>- ako je ipv6, split[2] nije validno?</text:p>
            <text:p>- nije zatvoreno, kao u prvom</text:p>
          </table:table-cell>
          <table:table-cell table:style-name="ce7" table:formula="of:=SUM([.C25:.I25]) + SUM([.K25:.M25]) + SUM([.O25:.S25])" office:value-type="float" office:value="23" calcext:value-type="float">
            <text:p>23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85/15</text:p>
          </table:table-cell>
          <table:table-cell table:style-name="ce2" office:value-type="string" calcext:value-type="string">
            <text:p>Stefan Stanis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ako je out null, tj pravljenje in je puklo, dobices N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ti se startuju sa start() a ne sa run()</text:p>
            <text:p>- nema sinhronizacije uopste</text:p>
            <text:p>- sto wait() ?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e mora uvek da .txt bude na kraju pa </text:p>
            <text:p>ne moze line.contains(".txt")</text:p>
          </table:table-cell>
          <table:table-cell table:style-name="ce7" table:formula="of:=SUM([.C26:.I26]) + SUM([.K26:.M26]) + SUM([.O26:.S26])" office:value-type="float" office:value="18.5" calcext:value-type="float">
            <text:p>18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88/15</text:p>
          </table:table-cell>
          <table:table-cell table:style-name="ce2" office:value-type="string" calcext:value-type="string">
            <text:p>Selena Vukadinovic</text:p>
          </table:table-cell>
          <table:table-cell table:style-name="ce2" office:value-type="string" calcext:value-type="string">
            <text:p>B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zasto buffer ima bas 70 kapacitet? :D</text:p>
            <text:p>- ne moze da stane linija, moze biti isecanja e-mail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je broj threadova ispostovan</text:p>
            <text:p>- nema sinhronizacije uopste</text:p>
            <text:p>- svi threadovi imaju isti I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apsolutna adresa nije uvek ulaz</text:p>
            <text:p>- ipv4 hardkodiran</text:p>
          </table:table-cell>
          <table:table-cell table:style-name="ce7" table:formula="of:=SUM([.C27:.I27]) + SUM([.K27:.M27]) + SUM([.O27:.S27])" office:value-type="float" office:value="16.5" calcext:value-type="float">
            <text:p>16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89/15</text:p>
          </table:table-cell>
          <table:table-cell table:style-name="ce2" office:value-type="string" calcext:value-type="string">
            <text:p>Vladana Djordje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cp FileTreeWalker sa vezbi, logika nije ista u ovom slucaj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hardkodiran ulaz</text:p>
            <text:p>- ne mora ipv4 da ima duzinu 15, npr 1.1.1.1</text:p>
            <text:p/>
          </table:table-cell>
          <table:table-cell table:style-name="ce7" table:formula="of:=SUM([.C28:.I28]) + SUM([.K28:.M28]) + SUM([.O28:.S28])" office:value-type="float" office:value="23" calcext:value-type="float">
            <text:p>23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97/15</text:p>
          </table:table-cell>
          <table:table-cell table:style-name="ce2" office:value-type="string" calcext:value-type="string">
            <text:p>Anja Milet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rel path nije radio zato sto je input bio u src a ne u project root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e moze samo random index :D ako imam 2 niti velika</text:p>
            <text:p>je verovatnoca da ce se clashovati</text:p>
            <text:p>- sleep() je cheat da se sakrije cinjenica da nisu synce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29:.I29]) + SUM([.K29:.M29]) + SUM([.O29:.S29])" office:value-type="float" office:value="14" calcext:value-type="float">
            <text:p>14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05/15</text:p>
          </table:table-cell>
          <table:table-cell table:style-name="ce2" office:value-type="string" calcext:value-type="string">
            <text:p>Marija Milice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da se ne bi isti kod pisao u svakom catch, postoji finally :P</text:p>
            <text:p>- newline na Windowsu je \r\n</text:p>
            <text:p/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hardkodirana abs path</text:p>
            <text:p>- moze line da sadrzi ftp a da nije protokol, </text:p>
            <text:p>npr ftp://testmyhttp.com</text:p>
            <text:p>- slicno, ne moze indexof("ftp")</text:p>
          </table:table-cell>
          <table:table-cell table:style-name="ce7" table:formula="of:=SUM([.C30:.I30]) + SUM([.K30:.M30]) + SUM([.O30:.S30])" office:value-type="float" office:value="15" calcext:value-type="float">
            <text:p>1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19/15</text:p>
          </table:table-cell>
          <table:table-cell table:style-name="ce2" office:value-type="string" calcext:value-type="string">
            <text:p>Mladen Krcmare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bravo za regex match groups</text:p>
            <text:p>- dzabe si se namucio za dan, pisalo je da moze da se pp 31 za sve :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ne "mora apsolutna putanja!!!!!", moglo je sa </text:p>
            <text:p>Paths.get(path).toAbsolutePath() ;)</text:p>
            <text:p>- ne radi ovaj regex jer ipv6 moze da ima :</text:p>
            <text:p>u sebi</text:p>
          </table:table-cell>
          <table:table-cell table:style-name="ce7" table:formula="of:=SUM([.C31:.I31]) + SUM([.K31:.M31]) + SUM([.O31:.S31])" office:value-type="float" office:value="25" calcext:value-type="float">
            <text:p>2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30/15</text:p>
          </table:table-cell>
          <table:table-cell table:style-name="ce2" office:value-type="string" calcext:value-type="string">
            <text:p>Jelena Mirko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32:.I32]) + SUM([.K32:.M32]) + SUM([.O32:.S32])" office:value-type="float" office:value="9" calcext:value-type="float">
            <text:p>9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33/15</text:p>
          </table:table-cell>
          <table:table-cell table:style-name="ce2" office:value-type="string" calcext:value-type="string">
            <text:p>Matija Milicevic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je koriscen OutputStrea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e moze samo random index :D ako imam 2 niti velika</text:p>
            <text:p>je verovatnoca da ce se clashovati</text:p>
            <text:p>- sleep() je cheat da se sakrije cinjenica da nisu synce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nije pokriven IOException jer se koristi File</text:p>
          </table:table-cell>
          <table:table-cell table:style-name="ce7" table:formula="of:=SUM([.C33:.I33]) + SUM([.K33:.M33]) + SUM([.O33:.S33])" office:value-type="float" office:value="14.5" calcext:value-type="float">
            <text:p>14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35/15</text:p>
          </table:table-cell>
          <table:table-cell table:style-name="ce2" office:value-type="string" calcext:value-type="string">
            <text:p>Filip Sasic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su svi ispravni datumi pokriven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potencijalna inf loop?</text:p>
            <text:p>- nema sinhronizacije</text:p>
            <text:p>- niti ne obradjuju fajlove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34:.I34]) + SUM([.K34:.M34]) + SUM([.O34:.S34])" office:value-type="float" office:value="12.5" calcext:value-type="float">
            <text:p>12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36/15</text:p>
          </table:table-cell>
          <table:table-cell table:style-name="ce2" office:value-type="string" calcext:value-type="string">
            <text:p>Djordje Spasoje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ema obrade fajlova</text:p>
            <text:p>- nema sinhronizacij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2"/>
          <table:table-cell table:style-name="ce7" table:formula="of:=SUM([.C35:.I35]) + SUM([.K35:.M35]) + SUM([.O35:.S35])" office:value-type="float" office:value="19" calcext:value-type="float">
            <text:p>19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37/15</text:p>
          </table:table-cell>
          <table:table-cell table:style-name="ce2" office:value-type="string" calcext:value-type="string">
            <text:p>David Dim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dvaput se zatvara in, out nema garancije da je zatvore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nije implementiran Runnable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hardkodiran ulaz</text:p>
            <text:p>- ne moze ovako da se proverava protokol</text:p>
            <text:p>jer nece URLovi biti samo u liniji</text:p>
            <text:p>- split po : ne radi ako imamo ipv6</text:p>
          </table:table-cell>
          <table:table-cell table:style-name="ce7" table:formula="of:=SUM([.C36:.I36]) + SUM([.K36:.M36]) + SUM([.O36:.S36])" office:value-type="float" office:value="17" calcext:value-type="float">
            <text:p>17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41/15</text:p>
          </table:table-cell>
          <table:table-cell table:style-name="ce2" office:value-type="string" calcext:value-type="string">
            <text:p>Nikola Milovano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style-name="ce7" table:formula="of:=SUM([.C37:.I37]) + SUM([.K37:.M37]) + SUM([.O37:.S37])" office:value-type="float" office:value="21" calcext:value-type="float">
            <text:p>21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42/15</text:p>
          </table:table-cell>
          <table:table-cell table:style-name="ce2" office:value-type="string" calcext:value-type="string">
            <text:p>Filip Jovase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ne garantuje se da ce se in i out zatvorit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e mora uvek da .txt bude na kraju pa </text:p>
            <text:p>ne moze line.contains(".txt")</text:p>
          </table:table-cell>
          <table:table-cell table:style-name="ce7" table:formula="of:=SUM([.C38:.I38]) + SUM([.K38:.M38]) + SUM([.O38:.S38])" office:value-type="float" office:value="26" calcext:value-type="float">
            <text:p>26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46/15</text:p>
          </table:table-cell>
          <table:table-cell table:style-name="ce2" office:value-type="string" calcext:value-type="string">
            <text:p>Dalma Beara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moze String[] umesto char[][] ;)</text:p>
            <text:p>- nije ispostovan format &lt;hehe&gt;</text:p>
            <text:p>- zasto se zakljuca pa se unutra spava? bezveze se drzi lock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split po : ne radi ako imamo ipv6</text:p>
          </table:table-cell>
          <table:table-cell table:style-name="ce7" table:formula="of:=SUM([.C39:.I39]) + SUM([.K39:.M39]) + SUM([.O39:.S39])" office:value-type="float" office:value="18" calcext:value-type="float">
            <text:p>18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49/15</text:p>
          </table:table-cell>
          <table:table-cell table:style-name="ce2" office:value-type="string" calcext:value-type="string">
            <text:p>Strahinja Ivano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potencijalna inf loop?</text:p>
            <text:p>- notifyAll() ?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40:.I40]) + SUM([.K40:.M40]) + SUM([.O40:.S40])" office:value-type="float" office:value="19" calcext:value-type="float">
            <text:p>19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51/15</text:p>
          </table:table-cell>
          <table:table-cell table:style-name="ce2" office:value-type="string" calcext:value-type="string">
            <text:p>Stevan Stevovic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cp FileTreeWalker sa vezbi, logika nije ista u ovom slucaju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41:.I41]) + SUM([.K41:.M41]) + SUM([.O41:.S41])" office:value-type="float" office:value="22" calcext:value-type="float">
            <text:p>22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56/15</text:p>
          </table:table-cell>
          <table:table-cell table:style-name="ce2" office:value-type="string" calcext:value-type="string">
            <text:p>Aleksandar Jakovlje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dvaput se zatvaraju streamov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hardkodirano da se unosi citav URL string</text:p>
            <text:p>- moze trenutni datum sa new Date();</text:p>
          </table:table-cell>
          <table:table-cell table:style-name="ce7" table:formula="of:=SUM([.C42:.I42]) + SUM([.K42:.M42]) + SUM([.O42:.S42])" office:value-type="float" office:value="28.5" calcext:value-type="float">
            <text:p>28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57/15</text:p>
          </table:table-cell>
          <table:table-cell table:style-name="ce2" office:value-type="string" calcext:value-type="string">
            <text:p>Stefan Kapuna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43:.I43]) + SUM([.K43:.M43]) + SUM([.O43:.S43])" office:value-type="float" office:value="30" calcext:value-type="float">
            <text:p>3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61/15</text:p>
          </table:table-cell>
          <table:table-cell table:style-name="ce2" office:value-type="string" calcext:value-type="string">
            <text:p>Igor Milose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ne znaci da se zatvoriti in i out</text:p>
            <text:p>- na Windowsu je newline \r\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hardkodirano da se unosi citav URL string</text:p>
          </table:table-cell>
          <table:table-cell table:style-name="ce7" table:formula="of:=SUM([.C44:.I44]) + SUM([.K44:.M44]) + SUM([.O44:.S44])" office:value-type="float" office:value="27" calcext:value-type="float">
            <text:p>27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63/15</text:p>
          </table:table-cell>
          <table:table-cell table:style-name="ce2" office:value-type="string" calcext:value-type="string">
            <text:p>Lazar Jovano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a Windowsu je newline \r\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45:.I45]) + SUM([.K45:.M45]) + SUM([.O45:.S45])" office:value-type="float" office:value="20.5" calcext:value-type="float">
            <text:p>20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67/15</text:p>
          </table:table-cell>
          <table:table-cell table:style-name="ce2" office:value-type="string" calcext:value-type="string">
            <text:p>Luka Milose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na Windowsu je newline \r\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moglo je da se ucita pa da se radi, ovo je komplikacija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ema problema za Date. deprecated je</text:p>
          </table:table-cell>
          <table:table-cell table:style-name="ce7" table:formula="of:=SUM([.C46:.I46]) + SUM([.K46:.M46]) + SUM([.O46:.S46])" office:value-type="float" office:value="30" calcext:value-type="float">
            <text:p>3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71/15</text:p>
          </table:table-cell>
          <table:table-cell table:style-name="ce2" office:value-type="string" calcext:value-type="string">
            <text:p>Strahinja Mitr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ne garantuje se da ce se in i out zatvoriti</text:p>
            <text:p>- na Windowsu je newline \r\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e moze samo random index :D ako imam 2 fajla velika</text:p>
            <text:p>je verovatnoca da ce se clashovat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47:.I47]) + SUM([.K47:.M47]) + SUM([.O47:.S47])" office:value-type="float" office:value="16.5" calcext:value-type="float">
            <text:p>16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72/15</text:p>
          </table:table-cell>
          <table:table-cell table:style-name="ce2" office:value-type="string" calcext:value-type="string">
            <text:p>Mateja Marjano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ne ocekuje i relativne putanje</text:p>
            <text:p>- regex nije ok, fali $ na kraju ;)</text:p>
          </table:table-cell>
          <table:table-cell table:style-name="ce7" table:formula="of:=SUM([.C48:.I48]) + SUM([.K48:.M48]) + SUM([.O48:.S48])" office:value-type="float" office:value="26" calcext:value-type="float">
            <text:p>26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77/15</text:p>
          </table:table-cell>
          <table:table-cell table:style-name="ce2" office:value-type="string" calcext:value-type="string">
            <text:p>???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sta ako se dobije string npr -5-12-2010, ucitace -5 ;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je implementiran Runnabl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radi samo za relativne putanje</text:p>
          </table:table-cell>
          <table:table-cell table:style-name="ce7" table:formula="of:=SUM([.C49:.I49]) + SUM([.K49:.M49]) + SUM([.O49:.S49])" office:value-type="float" office:value="20" calcext:value-type="float">
            <text:p>2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79/15</text:p>
          </table:table-cell>
          <table:table-cell table:style-name="ce2" office:value-type="string" calcext:value-type="string">
            <text:p>Igor Mand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ne garantuje se da ce se in i out zatvoriti</text:p>
            <text:p>- na Windowsu je newline \r\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moglo je da se ucita pa da se radi, ovo je komplikacija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7" table:formula="of:=SUM([.C50:.I50]) + SUM([.K50:.M50]) + SUM([.O50:.S50])" office:value-type="float" office:value="29" calcext:value-type="float">
            <text:p>29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95/15</text:p>
          </table:table-cell>
          <table:table-cell table:style-name="ce2" office:value-type="string" calcext:value-type="string">
            <text:p>Ana Petro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hardkodirano da se unosi citav URL string</text:p>
          </table:table-cell>
          <table:table-cell table:style-name="ce7" table:formula="of:=SUM([.C51:.I51]) + SUM([.K51:.M51]) + SUM([.O51:.S51])" office:value-type="float" office:value="25" calcext:value-type="float">
            <text:p>2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215/15</text:p>
          </table:table-cell>
          <table:table-cell table:style-name="ce2" office:value-type="string" calcext:value-type="string">
            <text:p>Jana Jovic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ne garantuje se da ce se in i out zatvorit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style-name="ce7" table:formula="of:=SUM([.C52:.I52]) + SUM([.K52:.M52]) + SUM([.O52:.S52])" office:value-type="float" office:value="20" calcext:value-type="float">
            <text:p>2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224/15</text:p>
          </table:table-cell>
          <table:table-cell table:style-name="ce2" office:value-type="string" calcext:value-type="string">
            <text:p>Djordje Stanojevic</text:p>
          </table:table-cell>
          <table:table-cell table:style-name="ce2" office:value-type="string" calcext:value-type="string">
            <text:p>B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moze out npr biti null ako ne uspe inicijalizacija za i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je implementiran Runnab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- hardkodirano da se unosi citav URL string</text:p>
          </table:table-cell>
          <table:table-cell table:style-name="ce7" table:formula="of:=SUM([.C53:.I53]) + SUM([.K53:.M53]) + SUM([.O53:.S53])" office:value-type="float" office:value="18.5" calcext:value-type="float">
            <text:p>18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226/15</text:p>
          </table:table-cell>
          <table:table-cell table:style-name="ce2" office:value-type="string" calcext:value-type="string">
            <text:p>Natalija Jovanovic</text:p>
          </table:table-cell>
          <table:table-cell table:style-name="ce2" office:value-type="string" calcext:value-type="string">
            <text:p>B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ovako kratak lenji (u svakom smislu reci lenj jer se koristi ulenjavanje tacke)</text:p>
            <text:p> regex bih i ja napravio ali hvata i ono sto nije alphanum, npr</text:p>
            <text:p>@@@@@.@@@@@.com ;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moglo je da se ucita pa da se radi, ovo je komplikacija</text:p>
            <text:p>- samo fali par linija impl one funkcije, sve ostalo o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hardkodirano da se unosi citav URL string</text:p>
            <text:p>- konacno neko da iskoristi .endsWith() :D</text:p>
          </table:table-cell>
          <table:table-cell table:style-name="ce7" table:formula="of:=SUM([.C54:.I54]) + SUM([.K54:.M54]) + SUM([.O54:.S54])" office:value-type="float" office:value="25" calcext:value-type="float">
            <text:p>2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244/15</text:p>
          </table:table-cell>
          <table:table-cell table:style-name="ce2" office:value-type="string" calcext:value-type="string">
            <text:p>Nenad Peris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hardkodirano da se unosi citav URL string</text:p>
          </table:table-cell>
          <table:table-cell table:style-name="ce7" table:formula="of:=SUM([.C55:.I55]) + SUM([.K55:.M55]) + SUM([.O55:.S55])" office:value-type="float" office:value="28" calcext:value-type="float">
            <text:p>28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256/15</text:p>
          </table:table-cell>
          <table:table-cell table:style-name="ce2" office:value-type="string" calcext:value-type="string">
            <text:p>Tijana Tosev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anyMatch() person, respect</text:p>
            <text:p>- ne garantuje se da ce se in i out zatvorit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je trebalo da se proveri da li je date</text:p>
            <text:p>nego da li je u preth. 24h</text:p>
          </table:table-cell>
          <table:table-cell table:style-name="ce7" table:formula="of:=SUM([.C56:.I56]) + SUM([.K56:.M56]) + SUM([.O56:.S56])" office:value-type="float" office:value="14" calcext:value-type="float">
            <text:p>14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266/15</text:p>
          </table:table-cell>
          <table:table-cell table:style-name="ce2" office:value-type="string" calcext:value-type="string">
            <text:p>Petar Peris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ne garantuje se da ce se in i out zatvorit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sto ne samo i+1 kao ID? :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hardkodirano da se unosi citav URL string</text:p>
          </table:table-cell>
          <table:table-cell table:style-name="ce7" table:formula="of:=SUM([.C57:.I57]) + SUM([.K57:.M57]) + SUM([.O57:.S57])" office:value-type="float" office:value="26" calcext:value-type="float">
            <text:p>26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270/15</text:p>
          </table:table-cell>
          <table:table-cell table:style-name="ce2" office:value-type="string" calcext:value-type="string">
            <text:p>Matija Kovace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table:formula="of:=SUM([.C58:.I58]) + SUM([.K58:.M58]) + SUM([.O58:.S58])" office:value-type="float" office:value="29" calcext:value-type="float">
            <text:p>29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290/15</text:p>
          </table:table-cell>
          <table:table-cell table:style-name="ce2" office:value-type="string" calcext:value-type="string">
            <text:p>Stefan Lazo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catch je ok tu gde je sad</text:p>
            <text:p>- samo je niti trebalo staviti da rade u loop ;)</text:p>
            <text:p>- ne moze contains() jer npr string "kkkk" sadrzi k ali nema</text:p>
            <text:p>informacije koliko puta se javlja k u njemu ;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hardkodirana relativna putanja</text:p>
          </table:table-cell>
          <table:table-cell table:style-name="ce7" table:formula="of:=SUM([.C59:.I59]) + SUM([.K59:.M59]) + SUM([.O59:.S59])" office:value-type="float" office:value="27" calcext:value-type="float">
            <text:p>27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294/15</text:p>
          </table:table-cell>
          <table:table-cell table:style-name="ce2" office:value-type="string" calcext:value-type="string">
            <text:p>David Gavrilo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je ok da synchronized block uhvati i logiku citanja iz fajla</text:p>
            <text:p>jer to moze dugo trajati - jedan thread cita 1TB </text:p>
            <text:p>(i to char po char) a drugi cekaju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e mora uvek da .txt bude na kraju pa </text:p>
            <text:p>ne moze line.contains(".txt")</text:p>
          </table:table-cell>
          <table:table-cell table:style-name="ce7" table:formula="of:=SUM([.C60:.I60]) + SUM([.K60:.M60]) + SUM([.O60:.S60])" office:value-type="float" office:value="27" calcext:value-type="float">
            <text:p>27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310/15</text:p>
          </table:table-cell>
          <table:table-cell table:style-name="ce2" office:value-type="string" calcext:value-type="string">
            <text:p>Darko Veizo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ne garantuje se da ce se in i out zatvorit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zasto po jedna kolekcija za svaku nit?</text:p>
            <text:p>- takodje se vise puta prolazi inicijalni fajl</text:p>
            <text:p>- nije pravilno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nije ucitano pomocu URL::openStream()</text:p>
            <text:p>- ne garantuje se da ce se in i out zatvoriti</text:p>
          </table:table-cell>
          <table:table-cell table:style-name="ce7" table:formula="of:=SUM([.C61:.I61]) + SUM([.K61:.M61]) + SUM([.O61:.S61])" office:value-type="float" office:value="20" calcext:value-type="float">
            <text:p>2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333/15</text:p>
          </table:table-cell>
          <table:table-cell table:style-name="ce2" office:value-type="string" calcext:value-type="string">
            <text:p>Stefan Mir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posto se metodi ne pozivaju nad istom instancom,</text:p>
            <text:p>nisu sinhronizovani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style-name="ce7" table:formula="of:=SUM([.C62:.I62]) + SUM([.K62:.M62]) + SUM([.O62:.S62])" office:value-type="float" office:value="25" calcext:value-type="float">
            <text:p>2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335/15</text:p>
          </table:table-cell>
          <table:table-cell table:style-name="ce2" office:value-type="string" calcext:value-type="string">
            <text:p>Filip Kristic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- Integer.valueOf(String _) npr</text:p>
            <text:p>- ako je out null, tj pravljenje in je puklo, dobices N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hardkodirana abs putanja</text:p>
          </table:table-cell>
          <table:table-cell table:style-name="ce7" table:formula="of:=SUM([.C63:.I63]) + SUM([.K63:.M63]) + SUM([.O63:.S63])" office:value-type="float" office:value="23" calcext:value-type="float">
            <text:p>23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05/15</text:p>
          </table:table-cell>
          <table:table-cell table:style-name="ce2" office:value-type="string" calcext:value-type="string">
            <text:p>Djordje Jovano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- na Windowsu je newline \r\n</text:p>
            <text:p>- zatvaranje je dovoljno samo u finally bloku, ovako ce se dvaput zatvoriti u slucaju</text:p>
            <text:p>exception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hardkodirano da se unosi citav URL string</text:p>
            <text:p>- split po : ne radi ako imamo ipv6</text:p>
            <text:p>- regex nije whitespace sensitive, "SFTP | FTP"</text:p>
            <text:p>hvata i taj razmak</text:p>
          </table:table-cell>
          <table:table-cell table:style-name="ce7" table:formula="of:=SUM([.C64:.I64]) + SUM([.K64:.M64]) + SUM([.O64:.S64])" office:value-type="float" office:value="26" calcext:value-type="float">
            <text:p>26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15/15</text:p>
          </table:table-cell>
          <table:table-cell table:style-name="ce2" office:value-type="string" calcext:value-type="string">
            <text:p>Djordje Pantel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je ok da synchronized block uhvati i logiku citanja iz fajla</text:p>
            <text:p>jer to moze dugo trajati - jedan thread cita 1TB </text:p>
            <text:p>(i to char po char) a drugi cekaju</text:p>
            <text:p>- ne mora broj niti biti manji od broja fajlova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hardkodirano da se unosi citav URL string</text:p>
            <text:p>- moze da sadrzi sftp a da nije deo protokola</text:p>
            <text:p>npr http://blasftpbla.com :D</text:p>
          </table:table-cell>
          <table:table-cell table:style-name="ce7" table:formula="of:=SUM([.C65:.I65]) + SUM([.K65:.M65]) + SUM([.O65:.S65])" office:value-type="float" office:value="18" calcext:value-type="float">
            <text:p>18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80/16</text:p>
          </table:table-cell>
          <table:table-cell table:style-name="ce2" office:value-type="string" calcext:value-type="string">
            <text:p>Luka Bano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ema garancije da ce se obraditi sve linije jer se </text:p>
            <text:p>koristi random inde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table:formula="of:=SUM([.C66:.I66]) + SUM([.K66:.M66]) + SUM([.O66:.S66])" office:value-type="float" office:value="19" calcext:value-type="float">
            <text:p>19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00/16</text:p>
          </table:table-cell>
          <table:table-cell table:style-name="ce2" office:value-type="string" calcext:value-type="string">
            <text:p>Zorana Gaj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na Windowsu je newline \r\n</text:p>
            <text:p>- ne garantuje se da ce se in i out zatvorit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ogranicavati broj fajlova za nit nije ok jer fajlovi nece</text:p>
            <text:p>imati iste velicine, sta ako jedna radi 1TB a druge manj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hardkodirano da se unosi citav URL string</text:p>
          </table:table-cell>
          <table:table-cell table:style-name="ce7" table:formula="of:=SUM([.C67:.I67]) + SUM([.K67:.M67]) + SUM([.O67:.S67])" office:value-type="float" office:value="25" calcext:value-type="float">
            <text:p>2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01/16</text:p>
          </table:table-cell>
          <table:table-cell table:style-name="ce2" office:value-type="string" calcext:value-type="string">
            <text:p>Tamara Garibo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ne garantuje se da ce se in i out zatvorit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uslov za wait() nikad nece biti ispunjen</text:p>
            <text:p>- nije ispisan broj linije</text:p>
            <text:p>- element() ne uklanja iz red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hardkodirano da se unosi citav URL string</text:p>
          </table:table-cell>
          <table:table-cell table:style-name="ce7" table:formula="of:=SUM([.C68:.I68]) + SUM([.K68:.M68]) + SUM([.O68:.S68])" office:value-type="float" office:value="22" calcext:value-type="float">
            <text:p>22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11/16</text:p>
          </table:table-cell>
          <table:table-cell table:style-name="ce2" office:value-type="string" calcext:value-type="string">
            <text:p>Nikola Smiljanic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poredjenja za datum nisu u redu jer se poredi char sa intom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69:.I69]) + SUM([.K69:.M69]) + SUM([.O69:.S69])" office:value-type="float" office:value="7" calcext:value-type="float">
            <text:p>7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19/16</text:p>
          </table:table-cell>
          <table:table-cell table:style-name="ce2" office:value-type="string" calcext:value-type="string">
            <text:p>Igor Nikolic</text:p>
          </table:table-cell>
          <table:table-cell table:style-name="ce2" office:value-type="string" calcext:value-type="string">
            <text:p>B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zasto split linije po '\n' ? uvek ce biti jedan element tog niza...</text:p>
            <text:p>- ne garantuje se da ce se in i out zatvorit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moglo je da se ucita pa da se radi, ovo je komplikacija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7" table:formula="of:=SUM([.C70:.I70]) + SUM([.K70:.M70]) + SUM([.O70:.S70])" office:value-type="float" office:value="26" calcext:value-type="float">
            <text:p>26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22/16</text:p>
          </table:table-cell>
          <table:table-cell table:style-name="ce2" office:value-type="string" calcext:value-type="string">
            <text:p>Dragica Andjelko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dvaput se zatvaraju resur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split po : ne radi ako imamo ipv6</text:p>
          </table:table-cell>
          <table:table-cell table:style-name="ce7" table:formula="of:=SUM([.C71:.I71]) + SUM([.K71:.M71]) + SUM([.O71:.S71])" office:value-type="float" office:value="23.5" calcext:value-type="float">
            <text:p>23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29/16</text:p>
          </table:table-cell>
          <table:table-cell table:style-name="ce2" office:value-type="string" calcext:value-type="string">
            <text:p>Stefan Pant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gg</text:p>
          </table:table-cell>
          <table:table-cell table:style-name="ce7" table:formula="of:=SUM([.C72:.I72]) + SUM([.K72:.M72]) + SUM([.O72:.S72])" office:value-type="float" office:value="30" calcext:value-type="float">
            <text:p>3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34/16</text:p>
          </table:table-cell>
          <table:table-cell table:style-name="ce2" office:value-type="string" calcext:value-type="string">
            <text:p>Aleksandar Vracare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je ok da synchronized block uhvati i logiku citanja iz fajla</text:p>
            <text:p>jer to moze dugo trajati - jedan thread cita 1TB </text:p>
            <text:p>(i to char po char) a drugi cekaju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7" table:formula="of:=SUM([.C73:.I73]) + SUM([.K73:.M73]) + SUM([.O73:.S73])" office:value-type="float" office:value="24" calcext:value-type="float">
            <text:p>24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68/17</text:p>
          </table:table-cell>
          <table:table-cell table:style-name="ce2" office:value-type="string" calcext:value-type="string">
            <text:p>David Nedeljko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dvaput se zatvaraju resur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random index ne radi lepo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e moze getClass, ne vraca string koji</text:p>
            <text:p>si verovatno ocekivao vec nesto totalno drugo</text:p>
          </table:table-cell>
          <table:table-cell table:style-name="ce7" table:formula="of:=SUM([.C74:.I74]) + SUM([.K74:.M74]) + SUM([.O74:.S74])" office:value-type="float" office:value="15.5" calcext:value-type="float">
            <text:p>15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71/17</text:p>
          </table:table-cell>
          <table:table-cell table:style-name="ce2" office:value-type="string" calcext:value-type="string">
            <text:p>Nikola Zivkovic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ne garantuje se da ce se in i out zatvorit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ema sinhronizacije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75:.I75]) + SUM([.K75:.M75]) + SUM([.O75:.S75])" office:value-type="float" office:value="14" calcext:value-type="float">
            <text:p>14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72/17</text:p>
          </table:table-cell>
          <table:table-cell table:style-name="ce2" office:value-type="string" calcext:value-type="string">
            <text:p>Mihajlo Vicentije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na Windowsu je newline \r\n</text:p>
            <text:p>- ne garantuje se da ce se in i out zatvorit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split po : ne radi ako imamo ipv6</text:p>
          </table:table-cell>
          <table:table-cell table:style-name="ce7" table:formula="of:=SUM([.C76:.I76]) + SUM([.K76:.M76]) + SUM([.O76:.S76])" office:value-type="float" office:value="28.5" calcext:value-type="float">
            <text:p>28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73/17</text:p>
          </table:table-cell>
          <table:table-cell table:style-name="ce2" office:value-type="string" calcext:value-type="string">
            <text:p>Luka Sokolov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finally blok postoji s razlogom :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ista nit se poziva n puta, nije u redu logik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je se trazio filter po protokolu</text:p>
          </table:table-cell>
          <table:table-cell table:style-name="ce7" table:formula="of:=SUM([.C77:.I77]) + SUM([.K77:.M77]) + SUM([.O77:.S77])" office:value-type="float" office:value="18" calcext:value-type="float">
            <text:p>18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74/17</text:p>
          </table:table-cell>
          <table:table-cell table:style-name="ce2" office:value-type="string" calcext:value-type="string">
            <text:p>Vuk Novako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finally blok postoji s razlogom :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7" table:formula="of:=SUM([.C78:.I78]) + SUM([.K78:.M78]) + SUM([.O78:.S78])" office:value-type="float" office:value="30" calcext:value-type="float">
            <text:p>3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77/17</text:p>
          </table:table-cell>
          <table:table-cell table:style-name="ce2" office:value-type="string" calcext:value-type="string">
            <text:p>Pedja Trifunov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odlicna kolegijalnost izmedju threadova :D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79:.I79]) + SUM([.K79:.M79]) + SUM([.O79:.S79])" office:value-type="float" office:value="30" calcext:value-type="float">
            <text:p>3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61/18</text:p>
          </table:table-cell>
          <table:table-cell table:style-name="ce2" office:value-type="string" calcext:value-type="string">
            <text:p>Nikola Kovace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dvaput se zatvaraju resur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7" table:formula="of:=SUM([.C80:.I80]) + SUM([.K80:.M80]) + SUM([.O80:.S80])" office:value-type="float" office:value="29.5" calcext:value-type="float">
            <text:p>29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62/18</text:p>
          </table:table-cell>
          <table:table-cell table:style-name="ce2" office:value-type="string" calcext:value-type="string">
            <text:p>Tamara Ivano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je implementiran Runnabl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hardkodirana abs putanja</text:p>
          </table:table-cell>
          <table:table-cell table:style-name="ce7" table:formula="of:=SUM([.C81:.I81]) + SUM([.K81:.M81]) + SUM([.O81:.S81])" office:value-type="float" office:value="20.5" calcext:value-type="float">
            <text:p>20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72/18</text:p>
          </table:table-cell>
          <table:table-cell table:style-name="ce2" office:value-type="string" calcext:value-type="string">
            <text:p>Aleksandra Radosavlje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ne garantuje se da ce se in i out zatvorit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je pravilno sinhronizovano jer se ne poziva metod nad</text:p>
            <text:p>istom instancom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style-name="ce7" table:formula="of:=SUM([.C82:.I82]) + SUM([.K82:.M82]) + SUM([.O82:.S82])" office:value-type="float" office:value="15" calcext:value-type="float">
            <text:p>1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73/18</text:p>
          </table:table-cell>
          <table:table-cell table:style-name="ce2" office:value-type="string" calcext:value-type="string">
            <text:p>Jovan Lezaja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je implementiran Runnabl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hardkodirana abs putanja</text:p>
            <text:p>- nije se trazio rad po threadovima</text:p>
            <text:p/>
          </table:table-cell>
          <table:table-cell table:style-name="ce7" table:formula="of:=SUM([.C83:.I83]) + SUM([.K83:.M83]) + SUM([.O83:.S83])" office:value-type="float" office:value="18" calcext:value-type="float">
            <text:p>18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84/18</text:p>
          </table:table-cell>
          <table:table-cell table:style-name="ce2" office:value-type="string" calcext:value-type="string">
            <text:p>Rajko Jegd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84:.I84]) + SUM([.K84:.M84]) + SUM([.O84:.S84])" office:value-type="float" office:value="15" calcext:value-type="float">
            <text:p>1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85/18</text:p>
          </table:table-cell>
          <table:table-cell table:style-name="ce2" office:value-type="string" calcext:value-type="string">
            <text:p>Tijana Todorov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ne garantuje se da ce se in i out zatvorit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e moze samo random index :D ako imam 2 niti velika</text:p>
            <text:p>je verovatnoca da ce se clashovat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hardkodirano da se unosi citav URL string</text:p>
          </table:table-cell>
          <table:table-cell table:style-name="ce7" table:formula="of:=SUM([.C85:.I85]) + SUM([.K85:.M85]) + SUM([.O85:.S85])" office:value-type="float" office:value="14" calcext:value-type="float">
            <text:p>14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86/18</text:p>
          </table:table-cell>
          <table:table-cell table:style-name="ce2" office:value-type="string" calcext:value-type="string">
            <text:p>Katarina Bak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86:.I86]) + SUM([.K86:.M86]) + SUM([.O86:.S86])" office:value-type="float" office:value="15" calcext:value-type="float">
            <text:p>1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87/18</text:p>
          </table:table-cell>
          <table:table-cell table:style-name="ce2" office:value-type="string" calcext:value-type="string">
            <text:p>Mladen Cano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table:formula="of:=SUM([.C87:.I87]) + SUM([.K87:.M87]) + SUM([.O87:.S87])" office:value-type="float" office:value="29" calcext:value-type="float">
            <text:p>29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20/16</text:p>
          </table:table-cell>
          <table:table-cell table:style-name="ce2" office:value-type="string" calcext:value-type="string">
            <text:p>Nemanja Gruzan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ne garantuje se da ce se in i out zatvorit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table:formula="of:=SUM([.C88:.I88]) + SUM([.K88:.M88]) + SUM([.O88:.S88])" office:value-type="float" office:value="17.5" calcext:value-type="float">
            <text:p>17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71/15</text:p>
          </table:table-cell>
          <table:table-cell table:style-name="ce2" office:value-type="string" calcext:value-type="string">
            <text:p>Nikola Vuko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dvaput se zatvaraju resur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89:.I89]) + SUM([.K89:.M89]) + SUM([.O89:.S89])" office:value-type="float" office:value="29.5" calcext:value-type="float">
            <text:p>29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31/15</text:p>
          </table:table-cell>
          <table:table-cell table:style-name="ce2" office:value-type="string" calcext:value-type="string">
            <text:p>Djordje Vuckovic</text:p>
          </table:table-cell>
          <table:table-cell table:style-name="ce2" office:value-type="string" calcext:value-type="string">
            <text:p>V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kopija FTW sa vezbi, to se nije trazilo ovd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hardkodirano da se unosi citav URL string</text:p>
            <text:p>- putanja do fajla nije dobra, uzeta od </text:p>
            <text:p>poslednjeg indeksa \</text:p>
            <text:p>- nisu zatvoreni resursi</text:p>
          </table:table-cell>
          <table:table-cell table:style-name="ce7" table:formula="of:=SUM([.C90:.I90]) + SUM([.K90:.M90]) + SUM([.O90:.S90])" office:value-type="float" office:value="22" calcext:value-type="float">
            <text:p>22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8" table:formula="of:=AVERAGE([.U2:.U90])" office:value-type="float" office:value="22.314606741573" calcext:value-type="float">
            <text:p>22.314606741573</text:p>
          </table:table-cell>
          <table:table-cell table:style-name="ce2" table:number-columns-repeated="5"/>
          <table:table-cell table:number-columns-repeated="998"/>
        </table:table-row>
        <table:table-row table:style-name="ro1" table:number-rows-repeated="909">
          <table:table-cell table:style-name="ce2" table:number-columns-repeated="20"/>
          <table:table-cell table:style-name="ce7"/>
          <table:table-cell table:style-name="ce2" table:number-columns-repeated="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60" meta:object-count="0"/>
    <meta:generator>LibreOfficeDev/6.0.5.2$Linux_X86_64 LibreOffice_project/</meta:generator>
  </office:meta>
</office:document-meta>
</file>